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Partie II :</text:p>
      <text:p text:style-name="P2"/>
      <text:p text:style-name="P2"/>
      <text:p text:style-name="P2"/>
      <text:p text:style-name="P2">Construction du programme</text:p>
      <text:p text:style-name="P2"/>
      <text:p text:style-name="P2"/>
      <text:p text:style-name="P3"><text:tab/>Nous nous lançâmes, une fois la nature du projet établie, dans une étape de conception. Point de codage précipité là, mais plutôt une concertation quant à la forme qu’aura le produit fini : les fonctions à utiliser, leurs interactions, leur répartition entre différents fichiers pour améliorer la lisibilité du tout, mais aussi une concertation quant aux problèmes de fond : comment traiter le système, quel intégrateur utiliser, comment animer le système.</text:p>
      <text:p text:style-name="P3"><text:tab/>Il apparut assez rapidement qu’il serait éminemment plus aisé pour nous de travailler en deux dimensions. Premièrement car la conservation du moment cinétique dans un système tel que le système solaire, notre exemple de référence, a pour conséquence que tous les corps se situent dans un même plan, et deuxièmement car les méthodes d’animation en trois dimensions que nous avions pu trouver se montraient substantiellement plus obscures que leurs homologues planes.</text:p>
      <text:p text:style-name="P3"><text:tab/>Parallèlement, l'intégrateur que nous allions employer était toujours sujet à controverse. Nous avions déniché sur la toile nombre de méthodes, toutes plus lourdes, complexes ou saugrenues les unes que les autres. D'un autre côté, il y avait <text:span text:style-name="T1">odeint</text:span>, le mystérieux intégrateur de <text:span text:style-name="T1">Scipy</text:span><text:span text:style-name="T2">. La doc du module nous indiqua sans aucune autre forme de préambule qu'il se base sur une bibliothèque FORTRAN. Devant notre circonspection et notre indécision, notre chargé de TD nous proposa d'utiliser </text:span><text:span text:style-name="T1">odeint</text:span><text:span text:style-name="T2"> sans crainte, arguant qu'il ferait parfaitement l'affaire. L'avenir confirma ses dires ; l'énergie du système, la grandeur que nous décidâmes de considérer pour vérifier sa stabilité, ne variait que relativement peu au cours de nos diverses simulations, preuve de leur viabilité.</text:span></text:p>
      <text:p text:style-name="P3"><text:soft-page-break/><text:span text:style-name="T2"><text:tab/>Concernant la forme du programme, il serait découpé en « </text:span><text:span text:style-name="T2">quatre plus un »</text:span><text:span text:style-name="T2"> fichiers principaux, afin d'améliorer la lisibilité, </text:span><text:span text:style-name="T1">via </text:span><text:span text:style-name="T2">des séparations thématiques : les relations entre les </text:span><text:span text:style-name="T2">corps, le système dans son ensemble, les fonctions relatives à l'animation et le main, véritable chef d'orchestre coordonnant </text:span><text:span text:style-name="T2">le tout avec les données entrées par l'utilisateur grâce à un dernier fichier de configuration. Étant donné que nous nous sommes tenus à notre « cartographie » initiale du code, nous invitons tout lecteur éclairé à se référer à la disposition des fonctions dans notre code, ainsi qu'à leur description.</text:span></text:p>
      <text:p text:style-name="P3"><text:span text:style-name="T2"><text:tab/>Pour résumer toutefois, notons que le module </text:span><text:span text:style-name="T1">corps</text:span><text:span text:style-name="T2"> contient les fonctions chargées de déterminer différents paramètres liant un corps donné et l'un de ses congénères, comme la distance entre eux ou la force d'interaction entre eux, ainsi que des données propres à un corps donné, telle son énergie cinétique. </text:span><text:span text:style-name="T1">systeme</text:span><text:span text:style-name="T2"> déborde quant à lui de fonctions gérant tout l'univers en évolution, ce qui comprend le calcul des équations du mouvement, la détermination de la position de tous les éléments du système mais surtout de quoi faire avancer le système dans le temps, à l'aide de tous les éléments précités et d</text:span><text:span text:style-name="T1">'odeint. </text:span><text:span text:style-name="T2">La partie suivante abordera plus en détails les raisons profondes de l'apparition de plusieurs méthodes d'itération du système. </text:span><text:span text:style-name="T1">animation</text:span><text:span text:style-name="T2">, comme son nom le suggère, s'occupe de rendre toutes les données calculées appréciables pour les yeux de l'utilisateur, à grands renforts de données paramétrables et d'affichage avec </text:span><text:span text:style-name="T1">FuncAnimation</text:span><text:span text:style-name="T2"> de </text:span><text:span text:style-name="T1">matplolib</text:span><text:span text:style-name="T2">. Enfin, </text:span><text:span text:style-name="T1">main</text:span><text:span text:style-name="T2"> gère les options, les paramètres de l'utilisateur, réunit tous les autres modules et fait presque le café ; c'est, comme le veut l'éthique de la programmation, la colonne vertébrale, le nexus du programme – ou toute autre métaphore du genre.</text:span></text:p>
      <text:p text:style-name="P3"><text:span text:style-name="T2"><text:tab/>C'est donc en suivant notre plan que nous avançâmes au fil des séances et des vacances, pas à pas, Bruno mettant à profit son expérience dans l'informatique pour ce premier contact avec </text:span><text:span text:style-name="T1">Python</text:span><text:span text:style-name="T2"> et Denis apprenant tout de l'animation.</text:span></text:p>
      <text:p text:style-name="P3"><text:span text:style-name="T2"><text:tab/>Afin de ne pas être dépendant d'un poste d'une salle informatique à la disponibilité variable ou d'une clé USB à la forte propension à fuir nos poches pour des endroits improbables, nous favorisâmes l'emploi de </text:span><text:span text:style-name="T1">GitHub</text:span><text:span text:style-name="T2">, un site de développement communautaire permettant d'accéder aux différentes versions d'un projet. Cette solution offre moult avantages, comme le privilège de pouvoir retracer les modifications apportées par chacun, et pouvoir en observer les raisons puisque le commentaire y est obligatoire, ou encore de pouvoir éditer le programme depuis n'importe quelle machine sans avoir « à se marcher sur les pieds » en cas de travail simultané, un aspect que le simple partage de fichiers </text:span><text:span text:style-name="T1">via</text:span><text:span text:style-name="T2"> clé USB ou </text:span><text:span text:style-name="T1">cloud storage </text:span><text:span text:style-name="T2">ne prend pas en comp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meta:initial-creator>
    <meta:creation-date>2013-01-15T14:15:36.36</meta:creation-date>
    <dc:date>2013-01-15T17:41:15</dc:date>
    <dc:creator>Ibanez Denis</dc:creator>
    <meta:editing-duration>PT40M57S</meta:editing-duration>
    <meta:editing-cycles>12</meta:editing-cycles>
    <meta:generator>LibreOffice/3.5$Linux_x86 LibreOffice_project/350m1$Build-2</meta:generator>
    <meta:document-statistic meta:table-count="0" meta:image-count="0" meta:object-count="0" meta:page-count="2" meta:paragraph-count="9" meta:word-count="714" meta:character-count="4554" meta:non-whitespace-character-count="3842"/>
  </office:meta>
</office:document-meta>
</file>